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normal" officeooo:rsid="001b7a25" officeooo:paragraph-rsid="001b7a25" style:font-size-asian="12.25pt" style:font-weight-asian="normal" style:font-size-complex="14pt" style:font-weight-complex="normal"/>
    </style:style>
    <style:style style:name="P2" style:family="paragraph" style:parent-style-name="Text_20_body">
      <style:text-properties style:font-name="Arial" fo:font-size="14pt" fo:font-weight="normal" officeooo:rsid="001b7a25" officeooo:paragraph-rsid="001b7a25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1b7a25" officeooo:paragraph-rsid="001b7a25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b7a25" officeooo:paragraph-rsid="001b7a25" style:font-size-asian="12.25pt" style:font-weight-asian="normal" style:font-size-complex="14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ps for connecting Matlab and V-REP</text:p>
      <text:p text:style-name="P3"/>
      <text:p text:style-name="P4">1. Download the educational version of V-REP from:</text:p>
      <text:p text:style-name="P4"/>
      <text:p text:style-name="P1"><text:a xlink:type="simple" xlink:href="http://www.coppeliarobotics.com/" text:style-name="Internet_20_link" text:visited-style-name="Visited_20_Internet_20_Link">http://www.coppeliarobotics.com</text:a></text:p>
      <text:p text:style-name="P1"/>
      <text:p text:style-name="P1">2. Copy the content of the folder:</text:p>
      <text:p text:style-name="P2">~/programming/remoteAPIBinding/matlab</text:p>
      <text:p text:style-name="P2">in your workspace</text:p>
      <text:p text:style-name="P2">3. In the same folder copy also the library:</text:p>
      <text:p text:style-name="P1"><text:span text:style-name="T1">~/programming/remoteApiBindings/lib/lib</text:span></text:p>
      <text:p text:style-name="P1"><text:span text:style-name="T1"/></text:p>
      <text:p text:style-name="P1"><text:span text:style-name="T1">4. Open the file kuka_vrep.ttt</text:span></text:p>
      <text:p text:style-name="P1"><text:span text:style-name="T1">5. Run the simulation in V-REP. It goes in server mode on port 19997</text:span></text:p>
      <text:p text:style-name="P1"><text:span text:style-name="T1">6. In Matlab run the script SimpleTest.m. The software should read the number of objects in the V-REP scene and exit.</text:span></text:p>
      <text:p text:style-name="P1"><text:span text:style-name="T1"/></text:p>
      <text:p text:style-name="P3"><text:span text:style-name="T1">Steps for sending the joint target points from Matlab to V-REP</text:span></text:p>
      <text:p text:style-name="P4"><text:span text:style-name="T1"/></text:p>
      <text:p text:style-name="P4"><text:span text:style-name="T1">Once executed the previous steps, simply run main.m in Matlab. The robot executes some sinusoidal trajectories at the joints.</text:span></text:p>
      <text:p text:style-name="P4"><text:span text:style-name="T1">The portion of code to modify in order to insert the inverse kinematics control is highlighted in the file</text:span></text:p>
      <text:p text:style-name="P4"><text:span text:style-name="T1"/></text:p>
      <text:p text:style-name="P4"><text:span text:style-name="T1"><text:s/></text:span><text:span text:style-name="T2">API</text:span></text:p>
      <text:p text:style-name="P4"><text:span text:style-name="T2"/></text:p>
      <text:p text:style-name="P1"><text:a xlink:type="simple" xlink:href="http://www.coppeliarobotics.com/helpFiles/en/remoteApiFunctionsMatlab.htm" text:style-name="Internet_20_link" text:visited-style-name="Visited_20_Internet_20_Link"><text:span text:style-name="T2">http://www.coppeliarobotics.com/helpFiles/en/remoteApiFunctionsMatlab.ht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9:07:34.192558776</meta:creation-date>
    <dc:date>2018-04-04T09:19:36.121617758</dc:date>
    <meta:editing-duration>PT51S</meta:editing-duration>
    <meta:editing-cycles>1</meta:editing-cycles>
    <meta:document-statistic meta:table-count="0" meta:image-count="0" meta:object-count="0" meta:page-count="1" meta:paragraph-count="16" meta:word-count="127" meta:character-count="874" meta:non-whitespace-character-count="762"/>
    <meta:generator>LibreOffice/5.1.6.2$Linux_X86_64 LibreOffice_project/10m0$Build-2</meta:generator>
  </office:meta>
</office:document-meta>
</file>